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roperti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questURI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rtletRequest.PortletRequest( String servletPath , String pathInfo , javax . portlet . PortletRequest request , Portlet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Windo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l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setContainerEncoding(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setCharacterEncoding( String form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l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l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Request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Request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sponse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hasMore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setAttribute( String name , Object value ,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Request.removeAttribute( String name ,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Request.getAttribute( String name ,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quest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quest.getSession( boolean 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Request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next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PortletModeAllowed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isWindowStateAllowed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rtlet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Header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ortletRequest.decode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Request.search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Request.getResponse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wrapCook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letRequest.getCooki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AttributeNames(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ortl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Sitema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